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0.084cm" svg:y="1.003cm">
            <draw:object draw:notify-on-update-of-ranges="Feuille1.B3:Feuille1.B3 Feuille1.B4:Feuille1.B12 Feuille1.C3:Feuille1.C3 Feuille1.C4:Feuille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ains jeton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librage</text:p>
          </table:table-cell>
          <table:table-cell office:value-type="string" calcext:value-type="string">
            <text:p>Phase de profilage</text:p>
          </table:table-cell>
          <table:table-cell office:value-type="string" calcext:value-type="string">
            <text:p>Phase de ga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8" calcext:value-type="float">
            <text:p>-68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1:01:34.802888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0:46:55.147363209</meta:creation-date>
    <dc:date>2015-05-28T11:05:23.466595174</dc:date>
    <meta:editing-duration>PT27S</meta:editing-duration>
    <meta:editing-cycles>3</meta:editing-cycles>
    <meta:generator>LibreOffice/4.2.8.2$Linux_x86 LibreOffice_project/420m0$Build-2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386cm" svg:y="3.952cm" style:legend-expansion="high" chart:style-name="ch2"/>
        <chart:plot-area chart:style-name="ch3" table:cell-range-address="Feuille1.B3:Feuille1.C12" chart:data-source-has-labels="row" svg:x="0.32cm" svg:y="0.18cm" svg:width="11.747cm" svg:height="8.64cm">
          <chartooo:coordinate-region svg:x="1.047cm" svg:y="0.38cm" svg:width="11.0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4:Feuille1.B12" chart:label-cell-address="Feuille1.B3:Feuille1.B3" chart:class="chart:bar">
            <chart:data-point chart:repeated="9"/>
          </chart:series>
          <chart:series chart:style-name="ch8" chart:values-cell-range-address="Feuille1.C4:Feuille1.C12" chart:label-cell-address="Feuille1.C3:Feuille1.C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de profilage</text:p>
                <draw:g>
                  <svg:desc>Feuille1.B3:Feuille1.B3</svg:desc>
                </draw:g>
              </table:table-cell>
              <table:table-cell office:value-type="string">
                <text:p>Phase de gains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Feuille1.B4:Feuille1.B12</svg:desc>
                </draw:g>
              </table:table-cell>
              <table:table-cell office:value-type="float" office:value="33">
                <text:p>33</text:p>
                <draw:g>
                  <svg:desc>Feuille1.C4:Feuille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8">
                <text:p>-68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">
                <text:p>-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">
                <text:p>-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